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3.5pt"/>
    </style:style>
    <style:style style:name="co21" style:family="table-column">
      <style:table-column-properties fo:break-before="auto" style:column-width="40.39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80.11pt"/>
    </style:style>
    <style:style style:name="co25" style:family="table-column">
      <style:table-column-properties fo:break-before="auto" style:column-width="60.21pt"/>
    </style:style>
    <style:style style:name="co26" style:family="table-column">
      <style:table-column-properties fo:break-before="auto" style:column-width="57.86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66.9pt"/>
    </style:style>
    <style:style style:name="co31" style:family="table-column">
      <style:table-column-properties fo:break-before="auto" style:column-width="56.35pt"/>
    </style:style>
    <style:style style:name="co32" style:family="table-column">
      <style:table-column-properties fo:break-before="auto" style:column-width="385.2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42">
      <style:table-cell-properties style:vertical-align="middle"/>
    </style:style>
    <style:style style:name="ce87" style:family="table-cell" style:parent-style-name="Default"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29"/>
        <table:table-column table:style-name="co20" table:default-cell-style-name="ce48"/>
        <table:table-column table:style-name="co1" table:default-cell-style-name="ce48"/>
        <table:table-column table:style-name="co21" table:default-cell-style-name="ce55"/>
        <table:table-column table:style-name="co22" table:default-cell-style-name="ce9"/>
        <table:table-column table:style-name="co23" table:default-cell-style-name="ce60"/>
        <table:table-column table:style-name="co24" table:default-cell-style-name="ce63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6" table:number-columns-repeated="2"/>
          <table:table-cell table:style-name="ce49"/>
          <table:table-cell table:style-name="ce30"/>
          <table:table-cell table:style-name="ce32"/>
          <table:table-cell table:style-name="ce33"/>
          <table:table-cell table:style-name="ce20"/>
          <table:table-cell table:style-name="ce3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42" office:value-type="string" calcext:value-type="string">
            <text:p>Post</text:p>
          </table:table-cell>
          <table:table-cell table:style-name="ce28" office:value-type="string" calcext:value-type="string" table:number-columns-spanned="3" table:number-rows-spanned="1">
            <text:p>Day to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Images to Compare</text:p>
          </table:table-cell>
          <table:table-cell table:style-name="ce31" office:value-type="string" calcext:value-type="string">
            <text:p>Theme</text:p>
          </table:table-cell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68" table:number-columns-repeated="1005"/>
        </table:table-row>
        <table:table-row table:style-name="ro4">
          <table:table-cell table:style-name="ce42" office:value-type="string" calcext:value-type="string">
            <text:p>Num</text:p>
          </table:table-cell>
          <table:table-cell table:style-name="ce28" office:value-type="string" calcext:value-type="string" table:number-columns-spanned="3" table:number-rows-spanned="1">
            <text:p>Drip It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56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30" office:value-type="string" calcext:value-type="string">
            <text:p>George Washington – Image only – 01a</text:p>
          </table:table-cell>
          <table:table-cell table:style-name="ce32" office:value-type="string" calcext:value-type="string">
            <text:p>Colorfully Warm</text:p>
          </table:table-cell>
          <table:table-cell table:style-name="ce62" office:value-type="string" calcext:value-type="string">
            <text:p>image on som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Joe Biden – image only – 01b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Amy Klobuchar – image only – 01c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table:style-name="ce57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4" table:number-columns-repeated="3"/>
          <table:table-cell table:style-name="ce54"/>
          <table:table-cell table:style-name="ce58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58"/>
          <table:table-cell table:style-name="ce67"/>
          <table:table-cell table:style-name="ce58" table:number-columns-repeated="1005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table:style-name="ce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62" office:value-type="string" calcext:value-type="string">
            <text:p>image on som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/>
          <table:table-cell table:style-name="ce44"/>
          <table:table-cell table:style-name="ce43"/>
          <table:table-cell table:style-name="ce52"/>
          <table:table-cell table:number-columns-repeated="2"/>
          <table:table-cell table:style-name="ce34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table:style-name="ce57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62" office:value-type="string" calcext:value-type="string">
            <text:p>image on som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table:style-name="ce57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table:number-columns-repeated="2"/>
          <table:table-cell table:style-name="ce46"/>
          <table:table-cell table:style-name="ce53"/>
          <table:table-cell table:number-columns-repeated="2"/>
          <table:table-cell table:style-name="ce34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table:style-name="ce59" office:value-type="string" calcext:value-type="string">
            <text:p>Ben Franklin &amp; Cory Booker – 6/8</text:p>
          </table:table-cell>
          <table:table-cell table:style-name="ce61"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58"/>
          <table:table-cell table:style-name="ce67"/>
          <table:table-cell/>
          <table:table-cell table:style-name="ce58" table:number-columns-repeated="1004"/>
        </table:table-row>
        <table:table-row table:style-name="ro7">
          <table:table-cell table:style-name="ce43" office:value-type="float" office:value="23" calcext:value-type="float">
            <text:p>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style-name="ce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3" office:value-type="float" office:value="24" calcext:value-type="float">
            <text:p>24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table:style-name="ce57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62" office:value-type="string" calcext:value-type="string">
            <text:p>image on som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3" office:value-type="float" office:value="27" calcext:value-type="float">
            <text:p>2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2"/>
          <table:table-cell table:style-name="ce34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table:style-name="ce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58"/>
          <table:table-cell table:style-name="ce67"/>
          <table:table-cell table:style-name="ce58" table:number-columns-repeated="1005"/>
        </table:table-row>
        <table:table-row table:style-name="ro7"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 table:number-rows-repeated="3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 table:number-rows-repeated="34">
          <table:table-cell/>
          <table:table-cell table:style-name="ce46" table:number-columns-repeated="2"/>
          <table:table-cell table:style-name="ce53"/>
          <table:table-cell table:number-columns-repeated="3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 table:style-name="ce64"/>
          <table:table-cell table:style-name="ce66"/>
          <table:table-cell/>
          <table:table-cell table:style-name="ce66"/>
          <table:table-cell table:number-columns-repeated="1005"/>
        </table:table-row>
        <table:table-row table:style-name="ro7" table:number-rows-repeated="25">
          <table:table-cell/>
          <table:table-cell table:style-name="ce46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2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69"/>
          <table:table-cell table:style-name="ce73"/>
          <table:table-cell table:style-name="ce74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0"/>
          <table:table-cell table:style-name="ce73"/>
          <table:table-cell table:style-name="ce31" office:value-type="string" calcext:value-type="string">
            <text:p>Orien-</text:p>
          </table:table-cell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</table:table-row>
        <table:table-row table:style-name="ro12">
          <table:table-cell table:style-name="ce71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6"/>
          <table:table-cell table:style-name="ce28" table:number-columns-repeated="10"/>
          <table:table-cell table:style-name="ce41"/>
        </table:table-row>
        <table:table-row table:style-name="ro6">
          <table:table-cell table:style-name="ce69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69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8"/>
        <table:table-column table:style-name="co35" table:default-cell-style-name="ce81"/>
        <table:table-column table:style-name="co36" table:default-cell-style-name="ce74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6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he process evolves over time – Tom H 1987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om H 1987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1 – Research the Person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Research the Person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Friends → TV → Books – Alexander Hamilton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Alexander Hamilton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2 – Answer a Questionnaire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Answer a Questionnaire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ention the MBTI – Tom H MBTI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Tom H MBTI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ade the questionnaire my own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73"/>
          <table:table-cell table:style-name="ce83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0"/>
          <table:table-cell table:style-name="ce73" office:value-type="string" calcext:value-type="string">
            <text:p>Step 3 – Draw the Image</text:p>
          </table:table-cell>
          <table:table-cell table:style-name="ce83" office:value-type="string" calcext:value-type="string">
            <text:p>S</text:p>
          </table:table-cell>
          <table:table-cell table:style-name="ce8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3" office:value-type="string" calcext:value-type="string">
            <text:p>L</text:p>
          </table:table-cell>
          <table:table-cell table:style-name="ce8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It’s Lonely at the Top – Thomas Jefferson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homas Jefferson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4 – Post Them on the Web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Post Them on the Web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eeOurminds vs. Artsyvisions – Mulder &amp; Scully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ulder &amp; Scully combo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5 – Write About Them in Ebooks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Write About Them in Ebooks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Images can be difficult – Donald &amp; Steve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Donald &amp; Steve combo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6 – Post to Social Sites</text:p>
          </table:table-cell>
          <table:table-cell table:style-name="ce83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3" office:value-type="string" calcext:value-type="string">
            <text:p>Summary – Tom W Hartung 2019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3" office:value-type="string" calcext:value-type="string">
            <text:p>Tom W Hartung 2019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3"/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0"/>
          <table:table-cell table:style-name="ce82" office:value-type="string" calcext:value-type="string">
            <text:p>¹<text:span text:style-name="T8"> S=Square, L=Landscape, P=Portrait</text:span></text:p>
          </table:table-cell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79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0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3"/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79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0"/>
          <table:table-cell table:number-columns-repeated="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0"/>
          <table:table-cell table:number-columns-repeated="2"/>
          <table:table-cell table:style-name="ce8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0"/>
          <table:table-cell table:number-columns-repeated="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6"/>
          <table:table-cell/>
          <table:table-cell table:style-name="ce86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8"/>
        <table:table-column table:style-name="co42" table:default-cell-style-name="ce81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79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79"/>
          <table:table-cell table:style-name="ce73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73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79"/>
          <table:table-cell table:style-name="ce73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79"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3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0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79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0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79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0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0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0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7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8"/>
          <table:table-cell table:style-name="ce68"/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5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89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/00/0000</text:date>, <text:time style:data-style-name="N2" text:time-value="11:52:03.622109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09T13:16:49.816589563</dc:date>
    <meta:editing-duration>P62DT15H34M35S</meta:editing-duration>
    <meta:editing-cycles>1100</meta:editing-cycles>
    <meta:document-statistic meta:table-count="10" meta:cell-count="1125" meta:object-count="0"/>
  </office:meta>
</office:document-meta>
</file>